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ConfigBuilder.build( TriplesecConfigSettings settin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TriplesecConfigBuilder.get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6">
            <text:p text:style-name="Table_20_Contents">1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